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onospace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fo:font-size="14pt" fo:font-weight="bold" style:font-size-asian="14pt" style:font-size-complex="14pt"/>
    </style:style>
    <style:style style:name="P9" style:family="paragraph" style:parent-style-name="Standard">
      <style:text-properties fo:color="#000000" style:font-name="Monospace" fo:font-size="12pt" style:font-size-asian="12pt" style:font-size-complex="12pt"/>
    </style:style>
    <style:style style:name="P10" style:family="paragraph" style:parent-style-name="Standard">
      <style:text-properties fo:color="#000000" fo:font-size="12pt" style:font-size-asian="12pt" style:font-size-complex="12pt"/>
    </style:style>
    <style:style style:name="P11" style:family="paragraph" style:parent-style-name="Standard">
      <style:text-properties fo:color="#000000"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000000" style:font-name="Monospace" fo:font-size="12pt" style:font-size-asian="12pt" style:font-size-complex="12pt"/>
    </style:style>
    <style:style style:name="T3" style:family="text">
      <style:text-properties fo:color="#000000" style:font-name="Monospace" fo:font-size="12pt" fo:font-weight="bold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font-name="Monospace"/>
    </style:style>
    <style:style style:name="T9" style:family="text">
      <style:text-properties style:font-name="Monospace" fo:font-size="12pt" style:font-size-asian="12pt" style:font-size-complex="12pt"/>
    </style:style>
    <style:style style:name="T10" style:family="text">
      <style:text-properties style:font-name="Monospace" fo:font-size="12pt" fo:font-weight="bold" style:font-size-asian="12pt" style:font-size-complex="12pt"/>
    </style:style>
    <style:style style:name="T11" style:family="text">
      <style:text-properties style:font-name="Monospace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his document presents instructions to install and use BIAL with Linux (Ubuntu or Mint) operational system.</text:p>
      <text:p text:style-name="P10"/>
      <text:p text:style-name="P10">The following describes how to install BIAL in a computer named "desk" by a user named "john". </text:p>
      <text:p text:style-name="P10"/>
      <text:p text:style-name="P8">1) Before installing BIAL:</text:p>
      <text:p text:style-name="P10"/>
      <text:p text:style-name="P10">Verify the version of g++ installed in your computer, by typing in the terminal:</text:p>
      <text:p text:style-name="P10"/>
      <text:p text:style-name="P7"><text:span text:style-name="Source_20_Text"><text:span text:style-name="T9">john@desk:~$ </text:span></text:span><text:span text:style-name="Source_20_Text"><text:span text:style-name="T10">g++ --version</text:span></text:span></text:p>
      <text:p text:style-name="P7"><text:span text:style-name="Source_20_Text"><text:span text:style-name="T5"/></text:span></text:p>
      <text:p text:style-name="P7"><text:span text:style-name="Source_20_Text"><text:span text:style-name="T6">Verify if the present version is greater or equal to 4.8 as bellow:</text:span></text:span></text:p>
      <text:p text:style-name="P7"><text:span text:style-name="Source_20_Text"><text:span text:style-name="T5"/></text:span></text:p>
      <text:p text:style-name="P9">g++ (Ubuntu 4.8.1-2ubuntu1~12.04) <text:span text:style-name="T7">4.8.1 </text:span></text:p>
      <text:p text:style-name="P9">Copyright (C) 2013 Free Software Foundation, Inc. </text:p>
      <text:p text:style-name="P9">This is free software; see the source for copying conditions. <text:s/>There is NO </text:p>
      <text:p text:style-name="P9">warranty; not even for MERCHANTABILITY or FITNESS FOR A PARTICULAR PURPOSE.</text:p>
      <text:p text:style-name="P10"/>
      <text:p text:style-name="P10">If your g++ version is lower than 4.8, you will need to install a newer version. Follow the instructions bellow, typing your password when required and waiting for the download and installation:</text:p>
      <text:p text:style-name="P10"/>
      <text:p text:style-name="Standard"><text:span text:style-name="Source_20_Text"><text:span text:style-name="T2">john@desk:~$ </text:span></text:span><text:span text:style-name="Source_20_Text"><text:span text:style-name="T3">sudo add-apt-repository ppa:ubuntu-toolchain-r/test</text:span></text:span><text:span text:style-name="Source_20_Text"><text:span text:style-name="T2"><text:line-break/>john@desk:~$ </text:span></text:span><text:span text:style-name="Source_20_Text"><text:span text:style-name="T3">sudo apt-get update</text:span></text:span><text:span text:style-name="Source_20_Text"><text:span text:style-name="T2"><text:line-break/>john@desk:~$ </text:span></text:span><text:span text:style-name="Source_20_Text"><text:span text:style-name="T3">sudo apt-get install g++-4.8</text:span></text:span><text:span text:style-name="T4"><text:line-break/><text:line-break/>The installation does not make g++ 4.8 the system default. To make it the default compiler follow the instructions:</text:span></text:p>
      <text:p text:style-name="P10"/>
      <text:p text:style-name="Standard"><text:span text:style-name="Source_20_Text"><text:span text:style-name="T2">john@desk:~$ </text:span></text:span><text:span text:style-name="Source_20_Text"><text:span text:style-name="T3">sudo update-alternatives --remove-all g++</text:span></text:span><text:span text:style-name="T2"><text:line-break/></text:span><text:span text:style-name="Source_20_Text"><text:span text:style-name="T2">john@desk:~$ </text:span></text:span><text:span text:style-name="Source_20_Text"><text:span text:style-name="T3">sudo update-alternatives --install /usr/bin/g++ g++ /usr/bin/g++-4.8 20</text:span></text:span><text:span text:style-name="Source_20_Text"><text:span text:style-name="T2"><text:line-break/>john@desk:~$ </text:span></text:span><text:span text:style-name="Source_20_Text"><text:span text:style-name="T3">sudo update-alternatives --config g++</text:span></text:span></text:p>
      <text:p text:style-name="P9"/>
      <text:p text:style-name="P10">Finaly, you need to install zlib by the following command:</text:p>
      <text:p text:style-name="P10"/>
      <text:p text:style-name="P9">john@desk:~$ <text:span text:style-name="T1">sudo apt-get install zlib1g-dev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2) Working with the library:</text:p>
      <text:p text:style-name="P3"/>
      <text:p text:style-name="P3">Supposing that BIAL is installed in folder <text:span text:style-name="T8">/home/john/work/bial</text:span>, you can type the following to access its contents by the terminal:</text:p>
      <text:p text:style-name="P3"/>
      <text:p text:style-name="P6">john@desk:~$ <text:span text:style-name="T1">cd work/bial</text:span></text:p>
      <text:p text:style-name="P6">john@desk:~/work/bial$</text:p>
      <text:p text:style-name="P6"/>
      <text:p text:style-name="P3">From here you can access the <text:span text:style-name="T8">inc</text:span> folder, that contains the library implementation, and the <text:span text:style-name="T8">tst</text:span> folder, with some sampling programs.</text:p>
      <text:p text:style-name="P3"/>
      <text:p text:style-name="P3">To compile all sampling programs type:</text:p>
      <text:p text:style-name="P3"/>
      <text:p text:style-name="P1"><text:a xlink:type="simple" xlink:href="mailto:fulano@desk"><text:span text:style-name="T9">john@desk</text:span></text:a><text:span text:style-name="T9">:~/work/bial$ </text:span><text:span text:style-name="T11">cd tst</text:span></text:p>
      <text:p text:style-name="P1"><text:a xlink:type="simple" xlink:href="mailto:fulano@desk"><text:span text:style-name="T9">john@desk</text:span></text:a><text:span text:style-name="T9">:~/work/bial/tst$ </text:span><text:span text:style-name="T11">make</text:span></text:p>
      <text:p text:style-name="P3"/>
      <text:p text:style-name="P3">Instead, you may also compile only the program of interest, <text:span text:style-name="T8">Image-Convert</text:span> for instance, by typing:</text:p>
      <text:p text:style-name="P3"/>
      <text:p text:style-name="P1"><text:a xlink:type="simple" xlink:href="mailto:fulano@desk"><text:span text:style-name="T9">john@desk</text:span></text:a><text:span text:style-name="T9">:~/work/bial/tst$ </text:span><text:span text:style-name="T11">make Image-Convert</text:span></text:p>
      <text:p text:style-name="P10"/>
      <text:p text:style-name="P3">Finally, to run the compiled program, type:</text:p>
      <text:p text:style-name="P3"/>
      <text:p text:style-name="P1"><text:a xlink:type="simple" xlink:href="mailto:fulano@desk"><text:span text:style-name="T9">john@desk</text:span></text:a><text:span text:style-name="T9">:~/work/bial/tst$ </text:span><text:span text:style-name="T11">./bin/Image-Convert</text:span></text:p>
      <text:p text:style-name="P10"/>
      <text:p text:style-name="P10">Some of the sampling programs require parameters. They will show you the instructions if you run them without the required parameters. In the case of <text:span text:style-name="T8">Image-Convert</text:span>, an input image and an output image must be provided. For instance:</text:p>
      <text:p text:style-name="P10"/>
      <text:p text:style-name="P1"><text:a xlink:type="simple" xlink:href="mailto:fulano@desk"><text:span text:style-name="T9">john@desk</text:span></text:a><text:span text:style-name="T9">:~/work/bial/tst$ </text:span><text:span text:style-name="T11">./bin/Image-Convert res/macaw.pgm dat/macaw.bmp</text:span></text:p>
      <text:p text:style-name="P2"/>
      <text:p text:style-name="P4">The folder <text:span text:style-name="T8">tst/res</text:span> contains several sampling images that can be used by the sampling progra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5:31:29</meta:creation-date>
    <dc:date>2014-01-10T17:59:31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0" meta:word-count="348" meta:character-count="2449" meta:non-whitespace-character-count="2129"/>
  </office:meta>
</office:document-meta>
</file>